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953in"/>
    </style:style>
    <style:style style:name="co2" style:family="table-column">
      <style:table-column-properties fo:break-before="auto" style:column-width="1.0571in"/>
    </style:style>
    <style:style style:name="co3" style:family="table-column">
      <style:table-column-properties fo:break-before="auto" style:column-width="0.9228in"/>
    </style:style>
    <style:style style:name="co4" style:family="table-column">
      <style:table-column-properties fo:break-before="auto" style:column-width="1.2756in"/>
    </style:style>
    <style:style style:name="co5" style:family="table-column">
      <style:table-column-properties fo:break-before="auto" style:column-width="0.724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Excel_20_Built-in_20_Normal" style:data-style-name="N116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ce1"/>
        <table:table-column table:style-name="co4" table:default-cell-style-name="Excel_20_Built-in_20_Normal"/>
        <table:table-column table:style-name="co5" table:number-columns-repeated="1018" table:default-cell-style-name="Excel_20_Built-in_20_Normal"/>
        <table:table-column table:style-name="co5" table:number-columns-repeated="2" table:default-cell-style-name="Default"/>
        <table:table-row table:style-name="ro1">
          <table:table-cell office:value-type="string">
            <text:p>CountyName</text:p>
          </table:table-cell>
          <table:table-cell office:value-type="string">
            <text:p>County</text:p>
          </table:table-cell>
          <table:table-cell office:value-type="string">
            <text:p>MedianINC</text:p>
          </table:table-cell>
          <table:table-cell office:value-type="string">
            <text:p>MedianINCnum</text:p>
          </table:table-cell>
          <table:table-cell table:number-columns-repeated="1020"/>
        </table:table-row>
        <table:table-row table:style-name="ro1">
          <table:table-cell office:value-type="string">
            <text:p>Adams County</text:p>
          </table:table-cell>
          <table:table-cell office:value-type="string">
            <text:p>Adams</text:p>
          </table:table-cell>
          <table:table-cell office:value-type="float" office:value="45691">
            <text:p>$45,691</text:p>
          </table:table-cell>
          <table:table-cell office:value-type="float" office:value="45691">
            <text:p>45691</text:p>
          </table:table-cell>
          <table:table-cell table:number-columns-repeated="1020"/>
        </table:table-row>
        <table:table-row table:style-name="ro1">
          <table:table-cell office:value-type="string">
            <text:p>Alexander County</text:p>
          </table:table-cell>
          <table:table-cell office:value-type="string">
            <text:p>Alexander</text:p>
          </table:table-cell>
          <table:table-cell office:value-type="float" office:value="27248">
            <text:p>$27,248</text:p>
          </table:table-cell>
          <table:table-cell office:value-type="float" office:value="27248">
            <text:p>27248</text:p>
          </table:table-cell>
          <table:table-cell table:number-columns-repeated="1020"/>
        </table:table-row>
        <table:table-row table:style-name="ro1">
          <table:table-cell office:value-type="string">
            <text:p>Bond County</text:p>
          </table:table-cell>
          <table:table-cell office:value-type="string">
            <text:p>Bond</text:p>
          </table:table-cell>
          <table:table-cell office:value-type="float" office:value="47705">
            <text:p>$47,705</text:p>
          </table:table-cell>
          <table:table-cell office:value-type="float" office:value="47705">
            <text:p>47705</text:p>
          </table:table-cell>
          <table:table-cell table:number-columns-repeated="1020"/>
        </table:table-row>
        <table:table-row table:style-name="ro1">
          <table:table-cell office:value-type="string">
            <text:p>Boone County</text:p>
          </table:table-cell>
          <table:table-cell office:value-type="string">
            <text:p>Boone</text:p>
          </table:table-cell>
          <table:table-cell office:value-type="float" office:value="63670">
            <text:p>$63,670</text:p>
          </table:table-cell>
          <table:table-cell office:value-type="float" office:value="63670">
            <text:p>63670</text:p>
          </table:table-cell>
          <table:table-cell table:number-columns-repeated="1020"/>
        </table:table-row>
        <table:table-row table:style-name="ro1">
          <table:table-cell office:value-type="string">
            <text:p>Brown County</text:p>
          </table:table-cell>
          <table:table-cell office:value-type="string">
            <text:p>Brown</text:p>
          </table:table-cell>
          <table:table-cell office:value-type="float" office:value="43915">
            <text:p>$43,915</text:p>
          </table:table-cell>
          <table:table-cell office:value-type="float" office:value="43915">
            <text:p>43915</text:p>
          </table:table-cell>
          <table:table-cell table:number-columns-repeated="1020"/>
        </table:table-row>
        <table:table-row table:style-name="ro1">
          <table:table-cell office:value-type="string">
            <text:p>Bureau County</text:p>
          </table:table-cell>
          <table:table-cell office:value-type="string">
            <text:p>Bureau</text:p>
          </table:table-cell>
          <table:table-cell office:value-type="float" office:value="48102">
            <text:p>$48,102</text:p>
          </table:table-cell>
          <table:table-cell office:value-type="float" office:value="48102">
            <text:p>48102</text:p>
          </table:table-cell>
          <table:table-cell table:number-columns-repeated="1020"/>
        </table:table-row>
        <table:table-row table:style-name="ro1">
          <table:table-cell office:value-type="string">
            <text:p>Calhoun County</text:p>
          </table:table-cell>
          <table:table-cell office:value-type="string">
            <text:p>Calhoun</text:p>
          </table:table-cell>
          <table:table-cell office:value-type="float" office:value="47399">
            <text:p>$47,399</text:p>
          </table:table-cell>
          <table:table-cell office:value-type="float" office:value="47399">
            <text:p>47399</text:p>
          </table:table-cell>
          <table:table-cell table:number-columns-repeated="1020"/>
        </table:table-row>
        <table:table-row table:style-name="ro1">
          <table:table-cell office:value-type="string">
            <text:p>Carroll County</text:p>
          </table:table-cell>
          <table:table-cell office:value-type="string">
            <text:p>Carroll</text:p>
          </table:table-cell>
          <table:table-cell office:value-type="float" office:value="48456">
            <text:p>$48,456</text:p>
          </table:table-cell>
          <table:table-cell office:value-type="float" office:value="48456">
            <text:p>48456</text:p>
          </table:table-cell>
          <table:table-cell table:number-columns-repeated="1020"/>
        </table:table-row>
        <table:table-row table:style-name="ro1">
          <table:table-cell office:value-type="string">
            <text:p>Cass County</text:p>
          </table:table-cell>
          <table:table-cell office:value-type="string">
            <text:p>Cass</text:p>
          </table:table-cell>
          <table:table-cell office:value-type="float" office:value="43180">
            <text:p>$43,180</text:p>
          </table:table-cell>
          <table:table-cell office:value-type="float" office:value="43180">
            <text:p>43180</text:p>
          </table:table-cell>
          <table:table-cell table:number-columns-repeated="1020"/>
        </table:table-row>
        <table:table-row table:style-name="ro1">
          <table:table-cell office:value-type="string">
            <text:p>Champaign County</text:p>
          </table:table-cell>
          <table:table-cell office:value-type="string">
            <text:p>Champaign</text:p>
          </table:table-cell>
          <table:table-cell office:value-type="float" office:value="45088">
            <text:p>$45,088</text:p>
          </table:table-cell>
          <table:table-cell office:value-type="float" office:value="45088">
            <text:p>45088</text:p>
          </table:table-cell>
          <table:table-cell table:number-columns-repeated="1020"/>
        </table:table-row>
        <table:table-row table:style-name="ro1">
          <table:table-cell office:value-type="string">
            <text:p>Christian County</text:p>
          </table:table-cell>
          <table:table-cell office:value-type="string">
            <text:p>Christian</text:p>
          </table:table-cell>
          <table:table-cell office:value-type="float" office:value="44211">
            <text:p>$44,211</text:p>
          </table:table-cell>
          <table:table-cell office:value-type="float" office:value="44211">
            <text:p>44211</text:p>
          </table:table-cell>
          <table:table-cell table:number-columns-repeated="1020"/>
        </table:table-row>
        <table:table-row table:style-name="ro1">
          <table:table-cell office:value-type="string">
            <text:p>Clark County</text:p>
          </table:table-cell>
          <table:table-cell office:value-type="string">
            <text:p>Clark</text:p>
          </table:table-cell>
          <table:table-cell office:value-type="float" office:value="47176">
            <text:p>$47,176</text:p>
          </table:table-cell>
          <table:table-cell office:value-type="float" office:value="47176">
            <text:p>47176</text:p>
          </table:table-cell>
          <table:table-cell table:number-columns-repeated="1020"/>
        </table:table-row>
        <table:table-row table:style-name="ro1">
          <table:table-cell office:value-type="string">
            <text:p>Clay County</text:p>
          </table:table-cell>
          <table:table-cell office:value-type="string">
            <text:p>Clay</text:p>
          </table:table-cell>
          <table:table-cell office:value-type="float" office:value="39966">
            <text:p>$39,966</text:p>
          </table:table-cell>
          <table:table-cell office:value-type="float" office:value="39966">
            <text:p>39966</text:p>
          </table:table-cell>
          <table:table-cell table:number-columns-repeated="1020"/>
        </table:table-row>
        <table:table-row table:style-name="ro1">
          <table:table-cell office:value-type="string">
            <text:p>Clinton County</text:p>
          </table:table-cell>
          <table:table-cell office:value-type="string">
            <text:p>Clinton</text:p>
          </table:table-cell>
          <table:table-cell office:value-type="float" office:value="60661">
            <text:p>$60,661</text:p>
          </table:table-cell>
          <table:table-cell office:value-type="float" office:value="60661">
            <text:p>60661</text:p>
          </table:table-cell>
          <table:table-cell table:number-columns-repeated="1020"/>
        </table:table-row>
        <table:table-row table:style-name="ro1">
          <table:table-cell office:value-type="string">
            <text:p>Coles County</text:p>
          </table:table-cell>
          <table:table-cell office:value-type="string">
            <text:p>Coles</text:p>
          </table:table-cell>
          <table:table-cell office:value-type="float" office:value="38088">
            <text:p>$38,088</text:p>
          </table:table-cell>
          <table:table-cell office:value-type="float" office:value="38088">
            <text:p>38088</text:p>
          </table:table-cell>
          <table:table-cell table:number-columns-repeated="1020"/>
        </table:table-row>
        <table:table-row table:style-name="ro1">
          <table:table-cell office:value-type="string">
            <text:p>Cook County</text:p>
          </table:table-cell>
          <table:table-cell office:value-type="string">
            <text:p>Cook</text:p>
          </table:table-cell>
          <table:table-cell office:value-type="float" office:value="54648">
            <text:p>$54,648</text:p>
          </table:table-cell>
          <table:table-cell office:value-type="float" office:value="54648">
            <text:p>54648</text:p>
          </table:table-cell>
          <table:table-cell table:number-columns-repeated="1020"/>
        </table:table-row>
        <table:table-row table:style-name="ro1">
          <table:table-cell office:value-type="string">
            <text:p>Crawford County</text:p>
          </table:table-cell>
          <table:table-cell office:value-type="string">
            <text:p>Crawford</text:p>
          </table:table-cell>
          <table:table-cell office:value-type="float" office:value="44617">
            <text:p>$44,617</text:p>
          </table:table-cell>
          <table:table-cell office:value-type="float" office:value="44617">
            <text:p>44617</text:p>
          </table:table-cell>
          <table:table-cell table:number-columns-repeated="1020"/>
        </table:table-row>
        <table:table-row table:style-name="ro1">
          <table:table-cell office:value-type="string">
            <text:p>Cumberland County</text:p>
          </table:table-cell>
          <table:table-cell office:value-type="string">
            <text:p>Cumberland</text:p>
          </table:table-cell>
          <table:table-cell office:value-type="float" office:value="44430">
            <text:p>$44,430</text:p>
          </table:table-cell>
          <table:table-cell office:value-type="float" office:value="44430">
            <text:p>44430</text:p>
          </table:table-cell>
          <table:table-cell table:number-columns-repeated="1020"/>
        </table:table-row>
        <table:table-row table:style-name="ro1">
          <table:table-cell office:value-type="string">
            <text:p>DeKalb County</text:p>
          </table:table-cell>
          <table:table-cell office:value-type="string">
            <text:p>DeKalb</text:p>
          </table:table-cell>
          <table:table-cell office:value-type="float" office:value="53575">
            <text:p>$53,575</text:p>
          </table:table-cell>
          <table:table-cell office:value-type="float" office:value="53575">
            <text:p>53575</text:p>
          </table:table-cell>
          <table:table-cell table:number-columns-repeated="1020"/>
        </table:table-row>
        <table:table-row table:style-name="ro1">
          <table:table-cell office:value-type="string">
            <text:p>De Witt County</text:p>
          </table:table-cell>
          <table:table-cell office:value-type="string">
            <text:p>De Witt</text:p>
          </table:table-cell>
          <table:table-cell office:value-type="float" office:value="49626">
            <text:p>$49,626</text:p>
          </table:table-cell>
          <table:table-cell office:value-type="float" office:value="49626">
            <text:p>49626</text:p>
          </table:table-cell>
          <table:table-cell table:number-columns-repeated="1020"/>
        </table:table-row>
        <table:table-row table:style-name="ro1">
          <table:table-cell office:value-type="string">
            <text:p>Douglas County</text:p>
          </table:table-cell>
          <table:table-cell office:value-type="string">
            <text:p>Douglas</text:p>
          </table:table-cell>
          <table:table-cell office:value-type="float" office:value="50589">
            <text:p>$50,589</text:p>
          </table:table-cell>
          <table:table-cell office:value-type="float" office:value="50589">
            <text:p>50589</text:p>
          </table:table-cell>
          <table:table-cell table:number-columns-repeated="1020"/>
        </table:table-row>
        <table:table-row table:style-name="ro1">
          <table:table-cell office:value-type="string">
            <text:p>DuPage County</text:p>
          </table:table-cell>
          <table:table-cell office:value-type="string">
            <text:p>DuPage</text:p>
          </table:table-cell>
          <table:table-cell office:value-type="float" office:value="78538">
            <text:p>$78,538</text:p>
          </table:table-cell>
          <table:table-cell office:value-type="float" office:value="78538">
            <text:p>78538</text:p>
          </table:table-cell>
          <table:table-cell table:number-columns-repeated="1020"/>
        </table:table-row>
        <table:table-row table:style-name="ro1">
          <table:table-cell office:value-type="string">
            <text:p>Edgar County</text:p>
          </table:table-cell>
          <table:table-cell office:value-type="string">
            <text:p>Edgar</text:p>
          </table:table-cell>
          <table:table-cell office:value-type="float" office:value="42730">
            <text:p>$42,730</text:p>
          </table:table-cell>
          <table:table-cell office:value-type="float" office:value="42730">
            <text:p>42730</text:p>
          </table:table-cell>
          <table:table-cell table:number-columns-repeated="1020"/>
        </table:table-row>
        <table:table-row table:style-name="ro1">
          <table:table-cell office:value-type="string">
            <text:p>Edwards County</text:p>
          </table:table-cell>
          <table:table-cell office:value-type="string">
            <text:p>Edwards</text:p>
          </table:table-cell>
          <table:table-cell office:value-type="float" office:value="39238">
            <text:p>$39,238</text:p>
          </table:table-cell>
          <table:table-cell office:value-type="float" office:value="39238">
            <text:p>39238</text:p>
          </table:table-cell>
          <table:table-cell table:number-columns-repeated="1020"/>
        </table:table-row>
        <table:table-row table:style-name="ro1">
          <table:table-cell office:value-type="string">
            <text:p>Effingham County</text:p>
          </table:table-cell>
          <table:table-cell office:value-type="string">
            <text:p>Effingham</text:p>
          </table:table-cell>
          <table:table-cell office:value-type="float" office:value="51009">
            <text:p>$51,009</text:p>
          </table:table-cell>
          <table:table-cell office:value-type="float" office:value="51009">
            <text:p>51009</text:p>
          </table:table-cell>
          <table:table-cell table:number-columns-repeated="1020"/>
        </table:table-row>
        <table:table-row table:style-name="ro1">
          <table:table-cell office:value-type="string">
            <text:p>Fayette County</text:p>
          </table:table-cell>
          <table:table-cell office:value-type="string">
            <text:p>Fayette</text:p>
          </table:table-cell>
          <table:table-cell office:value-type="float" office:value="43724">
            <text:p>$43,724</text:p>
          </table:table-cell>
          <table:table-cell office:value-type="float" office:value="43724">
            <text:p>43724</text:p>
          </table:table-cell>
          <table:table-cell table:number-columns-repeated="1020"/>
        </table:table-row>
        <table:table-row table:style-name="ro1">
          <table:table-cell office:value-type="string">
            <text:p>Ford County</text:p>
          </table:table-cell>
          <table:table-cell office:value-type="string">
            <text:p>Ford</text:p>
          </table:table-cell>
          <table:table-cell office:value-type="float" office:value="50203">
            <text:p>$50,203</text:p>
          </table:table-cell>
          <table:table-cell office:value-type="float" office:value="50203">
            <text:p>50203</text:p>
          </table:table-cell>
          <table:table-cell table:number-columns-repeated="1020"/>
        </table:table-row>
        <table:table-row table:style-name="ro1">
          <table:table-cell office:value-type="string">
            <text:p>Franklin County</text:p>
          </table:table-cell>
          <table:table-cell office:value-type="string">
            <text:p>Franklin</text:p>
          </table:table-cell>
          <table:table-cell office:value-type="float" office:value="37158">
            <text:p>$37,158</text:p>
          </table:table-cell>
          <table:table-cell office:value-type="float" office:value="37158">
            <text:p>37158</text:p>
          </table:table-cell>
          <table:table-cell table:number-columns-repeated="1020"/>
        </table:table-row>
        <table:table-row table:style-name="ro1">
          <table:table-cell office:value-type="string">
            <text:p>Fulton County</text:p>
          </table:table-cell>
          <table:table-cell office:value-type="string">
            <text:p>Fulton</text:p>
          </table:table-cell>
          <table:table-cell office:value-type="float" office:value="43363">
            <text:p>$43,363</text:p>
          </table:table-cell>
          <table:table-cell office:value-type="float" office:value="43363">
            <text:p>43363</text:p>
          </table:table-cell>
          <table:table-cell table:number-columns-repeated="1020"/>
        </table:table-row>
        <table:table-row table:style-name="ro1">
          <table:table-cell office:value-type="string">
            <text:p>Gallatin County</text:p>
          </table:table-cell>
          <table:table-cell office:value-type="string">
            <text:p>Gallatin</text:p>
          </table:table-cell>
          <table:table-cell office:value-type="float" office:value="38934">
            <text:p>$38,934</text:p>
          </table:table-cell>
          <table:table-cell office:value-type="float" office:value="38934">
            <text:p>38934</text:p>
          </table:table-cell>
          <table:table-cell table:number-columns-repeated="1020"/>
        </table:table-row>
        <table:table-row table:style-name="ro1">
          <table:table-cell office:value-type="string">
            <text:p>Greene County</text:p>
          </table:table-cell>
          <table:table-cell office:value-type="string">
            <text:p>Greene</text:p>
          </table:table-cell>
          <table:table-cell office:value-type="float" office:value="42556">
            <text:p>$42,556</text:p>
          </table:table-cell>
          <table:table-cell office:value-type="float" office:value="42556">
            <text:p>42556</text:p>
          </table:table-cell>
          <table:table-cell table:number-columns-repeated="1020"/>
        </table:table-row>
        <table:table-row table:style-name="ro1">
          <table:table-cell office:value-type="string">
            <text:p>Grundy County</text:p>
          </table:table-cell>
          <table:table-cell office:value-type="string">
            <text:p>Grundy</text:p>
          </table:table-cell>
          <table:table-cell office:value-type="float" office:value="63840">
            <text:p>$63,840</text:p>
          </table:table-cell>
          <table:table-cell office:value-type="float" office:value="63840">
            <text:p>63840</text:p>
          </table:table-cell>
          <table:table-cell table:number-columns-repeated="1020"/>
        </table:table-row>
        <table:table-row table:style-name="ro1">
          <table:table-cell office:value-type="string">
            <text:p>Hamilton County</text:p>
          </table:table-cell>
          <table:table-cell office:value-type="string">
            <text:p>Hamilton</text:p>
          </table:table-cell>
          <table:table-cell office:value-type="float" office:value="37904">
            <text:p>$37,904</text:p>
          </table:table-cell>
          <table:table-cell office:value-type="float" office:value="37904">
            <text:p>37904</text:p>
          </table:table-cell>
          <table:table-cell table:number-columns-repeated="1020"/>
        </table:table-row>
        <table:table-row table:style-name="ro1">
          <table:table-cell office:value-type="string">
            <text:p>Hancock County</text:p>
          </table:table-cell>
          <table:table-cell office:value-type="string">
            <text:p>Hancock</text:p>
          </table:table-cell>
          <table:table-cell office:value-type="float" office:value="42494">
            <text:p>$42,494</text:p>
          </table:table-cell>
          <table:table-cell office:value-type="float" office:value="42494">
            <text:p>42494</text:p>
          </table:table-cell>
          <table:table-cell table:number-columns-repeated="1020"/>
        </table:table-row>
        <table:table-row table:style-name="ro1">
          <table:table-cell office:value-type="string">
            <text:p>Hardin County</text:p>
          </table:table-cell>
          <table:table-cell office:value-type="string">
            <text:p>Hardin</text:p>
          </table:table-cell>
          <table:table-cell office:value-type="float" office:value="35632">
            <text:p>$35,632</text:p>
          </table:table-cell>
          <table:table-cell office:value-type="float" office:value="35632">
            <text:p>35632</text:p>
          </table:table-cell>
          <table:table-cell table:number-columns-repeated="1020"/>
        </table:table-row>
        <table:table-row table:style-name="ro1">
          <table:table-cell office:value-type="string">
            <text:p>Henderson County</text:p>
          </table:table-cell>
          <table:table-cell office:value-type="string">
            <text:p>Henderson</text:p>
          </table:table-cell>
          <table:table-cell office:value-type="float" office:value="49612">
            <text:p>$49,612</text:p>
          </table:table-cell>
          <table:table-cell office:value-type="float" office:value="49612">
            <text:p>49612</text:p>
          </table:table-cell>
          <table:table-cell table:number-columns-repeated="1020"/>
        </table:table-row>
        <table:table-row table:style-name="ro1">
          <table:table-cell office:value-type="string">
            <text:p>Henry County</text:p>
          </table:table-cell>
          <table:table-cell office:value-type="string">
            <text:p>Henry</text:p>
          </table:table-cell>
          <table:table-cell office:value-type="float" office:value="52284">
            <text:p>$52,284</text:p>
          </table:table-cell>
          <table:table-cell office:value-type="float" office:value="52284">
            <text:p>52284</text:p>
          </table:table-cell>
          <table:table-cell table:number-columns-repeated="1020"/>
        </table:table-row>
        <table:table-row table:style-name="ro1">
          <table:table-cell office:value-type="string">
            <text:p>Iroquois County</text:p>
          </table:table-cell>
          <table:table-cell office:value-type="string">
            <text:p>Iroquois</text:p>
          </table:table-cell>
          <table:table-cell office:value-type="float" office:value="47908">
            <text:p>$47,908</text:p>
          </table:table-cell>
          <table:table-cell office:value-type="float" office:value="47908">
            <text:p>47908</text:p>
          </table:table-cell>
          <table:table-cell table:number-columns-repeated="1020"/>
        </table:table-row>
        <table:table-row table:style-name="ro1">
          <table:table-cell office:value-type="string">
            <text:p>Jackson County</text:p>
          </table:table-cell>
          <table:table-cell office:value-type="string">
            <text:p>Jackson</text:p>
          </table:table-cell>
          <table:table-cell office:value-type="float" office:value="32819">
            <text:p>$32,819</text:p>
          </table:table-cell>
          <table:table-cell office:value-type="float" office:value="32819">
            <text:p>32819</text:p>
          </table:table-cell>
          <table:table-cell table:number-columns-repeated="1020"/>
        </table:table-row>
        <table:table-row table:style-name="ro1">
          <table:table-cell office:value-type="string">
            <text:p>Jasper County</text:p>
          </table:table-cell>
          <table:table-cell office:value-type="string">
            <text:p>Jasper</text:p>
          </table:table-cell>
          <table:table-cell office:value-type="float" office:value="48703">
            <text:p>$48,703</text:p>
          </table:table-cell>
          <table:table-cell office:value-type="float" office:value="48703">
            <text:p>48703</text:p>
          </table:table-cell>
          <table:table-cell table:number-columns-repeated="1020"/>
        </table:table-row>
        <table:table-row table:style-name="ro1">
          <table:table-cell office:value-type="string">
            <text:p>Jefferson County</text:p>
          </table:table-cell>
          <table:table-cell office:value-type="string">
            <text:p>Jefferson</text:p>
          </table:table-cell>
          <table:table-cell office:value-type="float" office:value="42272">
            <text:p>$42,272</text:p>
          </table:table-cell>
          <table:table-cell office:value-type="float" office:value="42272">
            <text:p>42272</text:p>
          </table:table-cell>
          <table:table-cell table:number-columns-repeated="1020"/>
        </table:table-row>
        <table:table-row table:style-name="ro1">
          <table:table-cell office:value-type="string">
            <text:p>Jersey County</text:p>
          </table:table-cell>
          <table:table-cell office:value-type="string">
            <text:p>Jersey</text:p>
          </table:table-cell>
          <table:table-cell office:value-type="float" office:value="53692">
            <text:p>$53,692</text:p>
          </table:table-cell>
          <table:table-cell office:value-type="float" office:value="53692">
            <text:p>53692</text:p>
          </table:table-cell>
          <table:table-cell table:number-columns-repeated="1020"/>
        </table:table-row>
        <table:table-row table:style-name="ro1">
          <table:table-cell office:value-type="string">
            <text:p>Jo Daviess County</text:p>
          </table:table-cell>
          <table:table-cell office:value-type="string">
            <text:p>Jo Daviess</text:p>
          </table:table-cell>
          <table:table-cell office:value-type="float" office:value="52164">
            <text:p>$52,164</text:p>
          </table:table-cell>
          <table:table-cell office:value-type="float" office:value="52164">
            <text:p>52164</text:p>
          </table:table-cell>
          <table:table-cell table:number-columns-repeated="1020"/>
        </table:table-row>
        <table:table-row table:style-name="ro1">
          <table:table-cell office:value-type="string">
            <text:p>Johnson County</text:p>
          </table:table-cell>
          <table:table-cell office:value-type="string">
            <text:p>Johnson</text:p>
          </table:table-cell>
          <table:table-cell office:value-type="float" office:value="42027">
            <text:p>$42,027</text:p>
          </table:table-cell>
          <table:table-cell office:value-type="float" office:value="42027">
            <text:p>42027</text:p>
          </table:table-cell>
          <table:table-cell table:number-columns-repeated="1020"/>
        </table:table-row>
        <table:table-row table:style-name="ro1">
          <table:table-cell office:value-type="string">
            <text:p>Kane County</text:p>
          </table:table-cell>
          <table:table-cell office:value-type="string">
            <text:p>Kane</text:p>
          </table:table-cell>
          <table:table-cell office:value-type="float" office:value="68674">
            <text:p>$68,674</text:p>
          </table:table-cell>
          <table:table-cell office:value-type="float" office:value="68674">
            <text:p>68674</text:p>
          </table:table-cell>
          <table:table-cell table:number-columns-repeated="1020"/>
        </table:table-row>
        <table:table-row table:style-name="ro1">
          <table:table-cell office:value-type="string">
            <text:p>Kankakee County</text:p>
          </table:table-cell>
          <table:table-cell office:value-type="string">
            <text:p>Kankakee</text:p>
          </table:table-cell>
          <table:table-cell office:value-type="float" office:value="49994">
            <text:p>$49,994</text:p>
          </table:table-cell>
          <table:table-cell office:value-type="float" office:value="49994">
            <text:p>49994</text:p>
          </table:table-cell>
          <table:table-cell table:number-columns-repeated="1020"/>
        </table:table-row>
        <table:table-row table:style-name="ro1">
          <table:table-cell office:value-type="string">
            <text:p>Kendall County</text:p>
          </table:table-cell>
          <table:table-cell office:value-type="string">
            <text:p>Kendall</text:p>
          </table:table-cell>
          <table:table-cell office:value-type="float" office:value="83835">
            <text:p>$83,835</text:p>
          </table:table-cell>
          <table:table-cell office:value-type="float" office:value="83835">
            <text:p>83835</text:p>
          </table:table-cell>
          <table:table-cell table:number-columns-repeated="1020"/>
        </table:table-row>
        <table:table-row table:style-name="ro1">
          <table:table-cell office:value-type="string">
            <text:p>Knox County</text:p>
          </table:table-cell>
          <table:table-cell office:value-type="string">
            <text:p>Knox</text:p>
          </table:table-cell>
          <table:table-cell office:value-type="float" office:value="40419">
            <text:p>$40,419</text:p>
          </table:table-cell>
          <table:table-cell office:value-type="float" office:value="40419">
            <text:p>40419</text:p>
          </table:table-cell>
          <table:table-cell table:number-columns-repeated="1020"/>
        </table:table-row>
        <table:table-row table:style-name="ro1">
          <table:table-cell office:value-type="string">
            <text:p>Lake County</text:p>
          </table:table-cell>
          <table:table-cell office:value-type="string">
            <text:p>Lake</text:p>
          </table:table-cell>
          <table:table-cell office:value-type="float" office:value="79085">
            <text:p>$79,085</text:p>
          </table:table-cell>
          <table:table-cell office:value-type="float" office:value="79085">
            <text:p>79085</text:p>
          </table:table-cell>
          <table:table-cell table:number-columns-repeated="1020"/>
        </table:table-row>
        <table:table-row table:style-name="ro1">
          <table:table-cell office:value-type="string">
            <text:p>LaSalle County</text:p>
          </table:table-cell>
          <table:table-cell office:value-type="string">
            <text:p>LaSalle</text:p>
          </table:table-cell>
          <table:table-cell office:value-type="float" office:value="52356">
            <text:p>$52,356</text:p>
          </table:table-cell>
          <table:table-cell office:value-type="float" office:value="52356">
            <text:p>52356</text:p>
          </table:table-cell>
          <table:table-cell table:number-columns-repeated="1020"/>
        </table:table-row>
        <table:table-row table:style-name="ro1">
          <table:table-cell office:value-type="string">
            <text:p>Lawrence County</text:p>
          </table:table-cell>
          <table:table-cell office:value-type="string">
            <text:p>Lawrence</text:p>
          </table:table-cell>
          <table:table-cell office:value-type="float" office:value="39324">
            <text:p>$39,324</text:p>
          </table:table-cell>
          <table:table-cell office:value-type="float" office:value="39324">
            <text:p>39324</text:p>
          </table:table-cell>
          <table:table-cell table:number-columns-repeated="1020"/>
        </table:table-row>
        <table:table-row table:style-name="ro1">
          <table:table-cell office:value-type="string">
            <text:p>Lee County</text:p>
          </table:table-cell>
          <table:table-cell office:value-type="string">
            <text:p>Lee</text:p>
          </table:table-cell>
          <table:table-cell office:value-type="float" office:value="50342">
            <text:p>$50,342</text:p>
          </table:table-cell>
          <table:table-cell office:value-type="float" office:value="50342">
            <text:p>50342</text:p>
          </table:table-cell>
          <table:table-cell table:number-columns-repeated="1020"/>
        </table:table-row>
        <table:table-row table:style-name="ro1">
          <table:table-cell office:value-type="string">
            <text:p>Livingston County</text:p>
          </table:table-cell>
          <table:table-cell office:value-type="string">
            <text:p>Livingston</text:p>
          </table:table-cell>
          <table:table-cell office:value-type="float" office:value="54339">
            <text:p>$54,339</text:p>
          </table:table-cell>
          <table:table-cell office:value-type="float" office:value="54339">
            <text:p>54339</text:p>
          </table:table-cell>
          <table:table-cell table:number-columns-repeated="1020"/>
        </table:table-row>
        <table:table-row table:style-name="ro1">
          <table:table-cell office:value-type="string">
            <text:p>Logan County</text:p>
          </table:table-cell>
          <table:table-cell office:value-type="string">
            <text:p>Logan</text:p>
          </table:table-cell>
          <table:table-cell office:value-type="float" office:value="46647">
            <text:p>$46,647</text:p>
          </table:table-cell>
          <table:table-cell office:value-type="float" office:value="46647">
            <text:p>46647</text:p>
          </table:table-cell>
          <table:table-cell table:number-columns-repeated="1020"/>
        </table:table-row>
        <table:table-row table:style-name="ro1">
          <table:table-cell office:value-type="string">
            <text:p>McDonough County</text:p>
          </table:table-cell>
          <table:table-cell office:value-type="string">
            <text:p>McDonough</text:p>
          </table:table-cell>
          <table:table-cell office:value-type="float" office:value="35812">
            <text:p>$35,812</text:p>
          </table:table-cell>
          <table:table-cell office:value-type="float" office:value="35812">
            <text:p>35812</text:p>
          </table:table-cell>
          <table:table-cell table:number-columns-repeated="1020"/>
        </table:table-row>
        <table:table-row table:style-name="ro1">
          <table:table-cell office:value-type="string">
            <text:p>McHenry County</text:p>
          </table:table-cell>
          <table:table-cell office:value-type="string">
            <text:p>McHenry</text:p>
          </table:table-cell>
          <table:table-cell office:value-type="float" office:value="77325">
            <text:p>$77,325</text:p>
          </table:table-cell>
          <table:table-cell office:value-type="float" office:value="77325">
            <text:p>77325</text:p>
          </table:table-cell>
          <table:table-cell table:number-columns-repeated="1020"/>
        </table:table-row>
        <table:table-row table:style-name="ro1">
          <table:table-cell office:value-type="string">
            <text:p>McLean County</text:p>
          </table:table-cell>
          <table:table-cell office:value-type="string">
            <text:p>McLean</text:p>
          </table:table-cell>
          <table:table-cell office:value-type="float" office:value="61049">
            <text:p>$61,049</text:p>
          </table:table-cell>
          <table:table-cell office:value-type="float" office:value="61049">
            <text:p>61049</text:p>
          </table:table-cell>
          <table:table-cell table:number-columns-repeated="1020"/>
        </table:table-row>
        <table:table-row table:style-name="ro1">
          <table:table-cell office:value-type="string">
            <text:p>Macon County</text:p>
          </table:table-cell>
          <table:table-cell office:value-type="string">
            <text:p>Macon</text:p>
          </table:table-cell>
          <table:table-cell office:value-type="float" office:value="46165">
            <text:p>$46,165</text:p>
          </table:table-cell>
          <table:table-cell office:value-type="float" office:value="46165">
            <text:p>46165</text:p>
          </table:table-cell>
          <table:table-cell table:number-columns-repeated="1020"/>
        </table:table-row>
        <table:table-row table:style-name="ro1">
          <table:table-cell office:value-type="string">
            <text:p>Macoupin County</text:p>
          </table:table-cell>
          <table:table-cell office:value-type="string">
            <text:p>Macoupin</text:p>
          </table:table-cell>
          <table:table-cell office:value-type="float" office:value="48788">
            <text:p>$48,788</text:p>
          </table:table-cell>
          <table:table-cell office:value-type="float" office:value="48788">
            <text:p>48788</text:p>
          </table:table-cell>
          <table:table-cell table:number-columns-repeated="1020"/>
        </table:table-row>
        <table:table-row table:style-name="ro1">
          <table:table-cell office:value-type="string">
            <text:p>Madison County</text:p>
          </table:table-cell>
          <table:table-cell office:value-type="string">
            <text:p>Madison</text:p>
          </table:table-cell>
          <table:table-cell office:value-type="float" office:value="52756">
            <text:p>$52,756</text:p>
          </table:table-cell>
          <table:table-cell office:value-type="float" office:value="52756">
            <text:p>52756</text:p>
          </table:table-cell>
          <table:table-cell table:number-columns-repeated="1020"/>
        </table:table-row>
        <table:table-row table:style-name="ro1">
          <table:table-cell office:value-type="string">
            <text:p>Marion County</text:p>
          </table:table-cell>
          <table:table-cell office:value-type="string">
            <text:p>Marion</text:p>
          </table:table-cell>
          <table:table-cell office:value-type="float" office:value="41723">
            <text:p>$41,723</text:p>
          </table:table-cell>
          <table:table-cell office:value-type="float" office:value="41723">
            <text:p>41723</text:p>
          </table:table-cell>
          <table:table-cell table:number-columns-repeated="1020"/>
        </table:table-row>
        <table:table-row table:style-name="ro1">
          <table:table-cell office:value-type="string">
            <text:p>Marshall County</text:p>
          </table:table-cell>
          <table:table-cell office:value-type="string">
            <text:p>Marshall</text:p>
          </table:table-cell>
          <table:table-cell office:value-type="float" office:value="52565">
            <text:p>$52,565</text:p>
          </table:table-cell>
          <table:table-cell office:value-type="float" office:value="52565">
            <text:p>52565</text:p>
          </table:table-cell>
          <table:table-cell table:number-columns-repeated="1020"/>
        </table:table-row>
        <table:table-row table:style-name="ro1">
          <table:table-cell office:value-type="string">
            <text:p>Mason County</text:p>
          </table:table-cell>
          <table:table-cell office:value-type="string">
            <text:p>Mason</text:p>
          </table:table-cell>
          <table:table-cell office:value-type="float" office:value="42394">
            <text:p>$42,394</text:p>
          </table:table-cell>
          <table:table-cell office:value-type="float" office:value="42394">
            <text:p>42394</text:p>
          </table:table-cell>
          <table:table-cell table:number-columns-repeated="1020"/>
        </table:table-row>
        <table:table-row table:style-name="ro1">
          <table:table-cell office:value-type="string">
            <text:p>Massac County</text:p>
          </table:table-cell>
          <table:table-cell office:value-type="string">
            <text:p>Massac</text:p>
          </table:table-cell>
          <table:table-cell office:value-type="float" office:value="42190">
            <text:p>$42,190</text:p>
          </table:table-cell>
          <table:table-cell office:value-type="float" office:value="42190">
            <text:p>42190</text:p>
          </table:table-cell>
          <table:table-cell table:number-columns-repeated="1020"/>
        </table:table-row>
        <table:table-row table:style-name="ro1">
          <table:table-cell office:value-type="string">
            <text:p>Menard County</text:p>
          </table:table-cell>
          <table:table-cell office:value-type="string">
            <text:p>Menard</text:p>
          </table:table-cell>
          <table:table-cell office:value-type="float" office:value="59428">
            <text:p>$59,428</text:p>
          </table:table-cell>
          <table:table-cell office:value-type="float" office:value="59428">
            <text:p>59428</text:p>
          </table:table-cell>
          <table:table-cell table:number-columns-repeated="1020"/>
        </table:table-row>
        <table:table-row table:style-name="ro1">
          <table:table-cell office:value-type="string">
            <text:p>Mercer County</text:p>
          </table:table-cell>
          <table:table-cell office:value-type="string">
            <text:p>Mercer</text:p>
          </table:table-cell>
          <table:table-cell office:value-type="float" office:value="52700">
            <text:p>$52,700</text:p>
          </table:table-cell>
          <table:table-cell office:value-type="float" office:value="52700">
            <text:p>52700</text:p>
          </table:table-cell>
          <table:table-cell table:number-columns-repeated="1020"/>
        </table:table-row>
        <table:table-row table:style-name="ro1">
          <table:table-cell office:value-type="string">
            <text:p>Monroe County</text:p>
          </table:table-cell>
          <table:table-cell office:value-type="string">
            <text:p>Monroe</text:p>
          </table:table-cell>
          <table:table-cell office:value-type="float" office:value="71033">
            <text:p>$71,033</text:p>
          </table:table-cell>
          <table:table-cell office:value-type="float" office:value="71033">
            <text:p>71033</text:p>
          </table:table-cell>
          <table:table-cell table:number-columns-repeated="1020"/>
        </table:table-row>
        <table:table-row table:style-name="ro1">
          <table:table-cell office:value-type="string">
            <text:p>Montgomery County</text:p>
          </table:table-cell>
          <table:table-cell office:value-type="string">
            <text:p>Montgomery</text:p>
          </table:table-cell>
          <table:table-cell office:value-type="float" office:value="42261">
            <text:p>$42,261</text:p>
          </table:table-cell>
          <table:table-cell office:value-type="float" office:value="42261">
            <text:p>42261</text:p>
          </table:table-cell>
          <table:table-cell table:number-columns-repeated="1020"/>
        </table:table-row>
        <table:table-row table:style-name="ro1">
          <table:table-cell office:value-type="string">
            <text:p>Morgan County</text:p>
          </table:table-cell>
          <table:table-cell office:value-type="string">
            <text:p>Morgan</text:p>
          </table:table-cell>
          <table:table-cell office:value-type="float" office:value="46763">
            <text:p>$46,763</text:p>
          </table:table-cell>
          <table:table-cell office:value-type="float" office:value="46763">
            <text:p>46763</text:p>
          </table:table-cell>
          <table:table-cell table:number-columns-repeated="1020"/>
        </table:table-row>
        <table:table-row table:style-name="ro1">
          <table:table-cell office:value-type="string">
            <text:p>Moultrie County</text:p>
          </table:table-cell>
          <table:table-cell office:value-type="string">
            <text:p>Moultrie</text:p>
          </table:table-cell>
          <table:table-cell office:value-type="float" office:value="50005">
            <text:p>$50,005</text:p>
          </table:table-cell>
          <table:table-cell office:value-type="float" office:value="50005">
            <text:p>50005</text:p>
          </table:table-cell>
          <table:table-cell table:number-columns-repeated="1020"/>
        </table:table-row>
        <table:table-row table:style-name="ro1">
          <table:table-cell office:value-type="string">
            <text:p>Ogle County</text:p>
          </table:table-cell>
          <table:table-cell office:value-type="string">
            <text:p>Ogle</text:p>
          </table:table-cell>
          <table:table-cell office:value-type="float" office:value="55590">
            <text:p>$55,590</text:p>
          </table:table-cell>
          <table:table-cell office:value-type="float" office:value="55590">
            <text:p>55590</text:p>
          </table:table-cell>
          <table:table-cell table:number-columns-repeated="1020"/>
        </table:table-row>
        <table:table-row table:style-name="ro1">
          <table:table-cell office:value-type="string">
            <text:p>Peoria County</text:p>
          </table:table-cell>
          <table:table-cell office:value-type="string">
            <text:p>Peoria</text:p>
          </table:table-cell>
          <table:table-cell office:value-type="float" office:value="50925">
            <text:p>$50,925</text:p>
          </table:table-cell>
          <table:table-cell office:value-type="float" office:value="50925">
            <text:p>50925</text:p>
          </table:table-cell>
          <table:table-cell table:number-columns-repeated="1020"/>
        </table:table-row>
        <table:table-row table:style-name="ro1">
          <table:table-cell office:value-type="string">
            <text:p>Perry County</text:p>
          </table:table-cell>
          <table:table-cell office:value-type="string">
            <text:p>Perry</text:p>
          </table:table-cell>
          <table:table-cell office:value-type="float" office:value="42013">
            <text:p>$42,013</text:p>
          </table:table-cell>
          <table:table-cell office:value-type="float" office:value="42013">
            <text:p>42013</text:p>
          </table:table-cell>
          <table:table-cell table:number-columns-repeated="1020"/>
        </table:table-row>
        <table:table-row table:style-name="ro1">
          <table:table-cell office:value-type="string">
            <text:p>Piatt County</text:p>
          </table:table-cell>
          <table:table-cell office:value-type="string">
            <text:p>Piatt</text:p>
          </table:table-cell>
          <table:table-cell office:value-type="float" office:value="62125">
            <text:p>$62,125</text:p>
          </table:table-cell>
          <table:table-cell office:value-type="float" office:value="62125">
            <text:p>62125</text:p>
          </table:table-cell>
          <table:table-cell table:number-columns-repeated="1020"/>
        </table:table-row>
        <table:table-row table:style-name="ro1">
          <table:table-cell office:value-type="string">
            <text:p>Pike County</text:p>
          </table:table-cell>
          <table:table-cell office:value-type="string">
            <text:p>Pike</text:p>
          </table:table-cell>
          <table:table-cell office:value-type="float" office:value="40445">
            <text:p>$40,445</text:p>
          </table:table-cell>
          <table:table-cell office:value-type="float" office:value="40445">
            <text:p>40445</text:p>
          </table:table-cell>
          <table:table-cell table:number-columns-repeated="1020"/>
        </table:table-row>
        <table:table-row table:style-name="ro1">
          <table:table-cell office:value-type="string">
            <text:p>Pope County</text:p>
          </table:table-cell>
          <table:table-cell office:value-type="string">
            <text:p>Pope</text:p>
          </table:table-cell>
          <table:table-cell office:value-type="float" office:value="39854">
            <text:p>$39,854</text:p>
          </table:table-cell>
          <table:table-cell office:value-type="float" office:value="39854">
            <text:p>39854</text:p>
          </table:table-cell>
          <table:table-cell table:number-columns-repeated="1020"/>
        </table:table-row>
        <table:table-row table:style-name="ro1">
          <table:table-cell office:value-type="string">
            <text:p>Pulaski County</text:p>
          </table:table-cell>
          <table:table-cell office:value-type="string">
            <text:p>Pulaski</text:p>
          </table:table-cell>
          <table:table-cell office:value-type="float" office:value="31795">
            <text:p>$31,795</text:p>
          </table:table-cell>
          <table:table-cell office:value-type="float" office:value="31795">
            <text:p>31795</text:p>
          </table:table-cell>
          <table:table-cell table:number-columns-repeated="1020"/>
        </table:table-row>
        <table:table-row table:style-name="ro1">
          <table:table-cell office:value-type="string">
            <text:p>Putnam County</text:p>
          </table:table-cell>
          <table:table-cell office:value-type="string">
            <text:p>Putnam</text:p>
          </table:table-cell>
          <table:table-cell office:value-type="float" office:value="54467">
            <text:p>$54,467</text:p>
          </table:table-cell>
          <table:table-cell office:value-type="float" office:value="54467">
            <text:p>54467</text:p>
          </table:table-cell>
          <table:table-cell table:number-columns-repeated="1020"/>
        </table:table-row>
        <table:table-row table:style-name="ro1">
          <table:table-cell office:value-type="string">
            <text:p>Randolph County</text:p>
          </table:table-cell>
          <table:table-cell office:value-type="string">
            <text:p>Randolph</text:p>
          </table:table-cell>
          <table:table-cell office:value-type="float" office:value="48383">
            <text:p>$48,383</text:p>
          </table:table-cell>
          <table:table-cell office:value-type="float" office:value="48383">
            <text:p>48383</text:p>
          </table:table-cell>
          <table:table-cell table:number-columns-repeated="1020"/>
        </table:table-row>
        <table:table-row table:style-name="ro1">
          <table:table-cell office:value-type="string">
            <text:p>Richland County</text:p>
          </table:table-cell>
          <table:table-cell office:value-type="string">
            <text:p>Richland</text:p>
          </table:table-cell>
          <table:table-cell office:value-type="float" office:value="43240">
            <text:p>$43,240</text:p>
          </table:table-cell>
          <table:table-cell office:value-type="float" office:value="43240">
            <text:p>43240</text:p>
          </table:table-cell>
          <table:table-cell table:number-columns-repeated="1020"/>
        </table:table-row>
        <table:table-row table:style-name="ro1">
          <table:table-cell office:value-type="string">
            <text:p>Rock Island County</text:p>
          </table:table-cell>
          <table:table-cell office:value-type="string">
            <text:p>Rock Island</text:p>
          </table:table-cell>
          <table:table-cell office:value-type="float" office:value="48205">
            <text:p>$48,205</text:p>
          </table:table-cell>
          <table:table-cell office:value-type="float" office:value="48205">
            <text:p>48205</text:p>
          </table:table-cell>
          <table:table-cell table:number-columns-repeated="1020"/>
        </table:table-row>
        <table:table-row table:style-name="ro1">
          <table:table-cell office:value-type="string">
            <text:p>St. Clair County</text:p>
          </table:table-cell>
          <table:table-cell office:value-type="string">
            <text:p>St. Clair</text:p>
          </table:table-cell>
          <table:table-cell office:value-type="float" office:value="50490">
            <text:p>$50,490</text:p>
          </table:table-cell>
          <table:table-cell office:value-type="float" office:value="50490">
            <text:p>50490</text:p>
          </table:table-cell>
          <table:table-cell table:number-columns-repeated="1020"/>
        </table:table-row>
        <table:table-row table:style-name="ro1">
          <table:table-cell office:value-type="string">
            <text:p>Saline County</text:p>
          </table:table-cell>
          <table:table-cell office:value-type="string">
            <text:p>Saline</text:p>
          </table:table-cell>
          <table:table-cell office:value-type="float" office:value="37139">
            <text:p>$37,139</text:p>
          </table:table-cell>
          <table:table-cell office:value-type="float" office:value="37139">
            <text:p>37139</text:p>
          </table:table-cell>
          <table:table-cell table:number-columns-repeated="1020"/>
        </table:table-row>
        <table:table-row table:style-name="ro1">
          <table:table-cell office:value-type="string">
            <text:p>Sangamon County</text:p>
          </table:table-cell>
          <table:table-cell office:value-type="string">
            <text:p>Sangamon</text:p>
          </table:table-cell>
          <table:table-cell office:value-type="float" office:value="55355">
            <text:p>$55,355</text:p>
          </table:table-cell>
          <table:table-cell office:value-type="float" office:value="55355">
            <text:p>55355</text:p>
          </table:table-cell>
          <table:table-cell table:number-columns-repeated="1020"/>
        </table:table-row>
        <table:table-row table:style-name="ro1">
          <table:table-cell office:value-type="string">
            <text:p>Schuyler County</text:p>
          </table:table-cell>
          <table:table-cell office:value-type="string">
            <text:p>Schuyler</text:p>
          </table:table-cell>
          <table:table-cell office:value-type="float" office:value="46934">
            <text:p>$46,934</text:p>
          </table:table-cell>
          <table:table-cell office:value-type="float" office:value="46934">
            <text:p>46934</text:p>
          </table:table-cell>
          <table:table-cell table:number-columns-repeated="1020"/>
        </table:table-row>
        <table:table-row table:style-name="ro1">
          <table:table-cell office:value-type="string">
            <text:p>Scott County</text:p>
          </table:table-cell>
          <table:table-cell office:value-type="string">
            <text:p>Scott</text:p>
          </table:table-cell>
          <table:table-cell office:value-type="float" office:value="49746">
            <text:p>$49,746</text:p>
          </table:table-cell>
          <table:table-cell office:value-type="float" office:value="49746">
            <text:p>49746</text:p>
          </table:table-cell>
          <table:table-cell table:number-columns-repeated="1020"/>
        </table:table-row>
        <table:table-row table:style-name="ro1">
          <table:table-cell office:value-type="string">
            <text:p>Shelby County</text:p>
          </table:table-cell>
          <table:table-cell office:value-type="string">
            <text:p>Shelby</text:p>
          </table:table-cell>
          <table:table-cell office:value-type="float" office:value="46546">
            <text:p>$46,546</text:p>
          </table:table-cell>
          <table:table-cell office:value-type="float" office:value="46546">
            <text:p>46546</text:p>
          </table:table-cell>
          <table:table-cell table:number-columns-repeated="1020"/>
        </table:table-row>
        <table:table-row table:style-name="ro1">
          <table:table-cell office:value-type="string">
            <text:p>Stark County</text:p>
          </table:table-cell>
          <table:table-cell office:value-type="string">
            <text:p>Stark</text:p>
          </table:table-cell>
          <table:table-cell office:value-type="float" office:value="51392">
            <text:p>$51,392</text:p>
          </table:table-cell>
          <table:table-cell office:value-type="float" office:value="51392">
            <text:p>51392</text:p>
          </table:table-cell>
          <table:table-cell table:number-columns-repeated="1020"/>
        </table:table-row>
        <table:table-row table:style-name="ro1">
          <table:table-cell office:value-type="string">
            <text:p>Stephenson County</text:p>
          </table:table-cell>
          <table:table-cell office:value-type="string">
            <text:p>Stephenson</text:p>
          </table:table-cell>
          <table:table-cell office:value-type="float" office:value="44572">
            <text:p>$44,572</text:p>
          </table:table-cell>
          <table:table-cell office:value-type="float" office:value="44572">
            <text:p>44572</text:p>
          </table:table-cell>
          <table:table-cell table:number-columns-repeated="1020"/>
        </table:table-row>
        <table:table-row table:style-name="ro1">
          <table:table-cell office:value-type="string">
            <text:p>Tazewell County</text:p>
          </table:table-cell>
          <table:table-cell office:value-type="string">
            <text:p>Tazewell</text:p>
          </table:table-cell>
          <table:table-cell office:value-type="float" office:value="55580">
            <text:p>$55,580</text:p>
          </table:table-cell>
          <table:table-cell office:value-type="float" office:value="55580">
            <text:p>55580</text:p>
          </table:table-cell>
          <table:table-cell table:number-columns-repeated="1020"/>
        </table:table-row>
        <table:table-row table:style-name="ro1">
          <table:table-cell office:value-type="string">
            <text:p>Union County</text:p>
          </table:table-cell>
          <table:table-cell office:value-type="string">
            <text:p>Union</text:p>
          </table:table-cell>
          <table:table-cell office:value-type="float" office:value="41869">
            <text:p>$41,869</text:p>
          </table:table-cell>
          <table:table-cell office:value-type="float" office:value="41869">
            <text:p>41869</text:p>
          </table:table-cell>
          <table:table-cell table:number-columns-repeated="1020"/>
        </table:table-row>
        <table:table-row table:style-name="ro1">
          <table:table-cell office:value-type="string">
            <text:p>Vermilion County</text:p>
          </table:table-cell>
          <table:table-cell office:value-type="string">
            <text:p>Vermilion</text:p>
          </table:table-cell>
          <table:table-cell office:value-type="float" office:value="40961">
            <text:p>$40,961</text:p>
          </table:table-cell>
          <table:table-cell office:value-type="float" office:value="40961">
            <text:p>40961</text:p>
          </table:table-cell>
          <table:table-cell table:number-columns-repeated="1020"/>
        </table:table-row>
        <table:table-row table:style-name="ro1">
          <table:table-cell office:value-type="string">
            <text:p>Wabash County</text:p>
          </table:table-cell>
          <table:table-cell office:value-type="string">
            <text:p>Wabash</text:p>
          </table:table-cell>
          <table:table-cell office:value-type="float" office:value="45011">
            <text:p>$45,011</text:p>
          </table:table-cell>
          <table:table-cell office:value-type="float" office:value="45011">
            <text:p>45011</text:p>
          </table:table-cell>
          <table:table-cell table:number-columns-repeated="1020"/>
        </table:table-row>
        <table:table-row table:style-name="ro1">
          <table:table-cell office:value-type="string">
            <text:p>Warren County</text:p>
          </table:table-cell>
          <table:table-cell office:value-type="string">
            <text:p>Warren</text:p>
          </table:table-cell>
          <table:table-cell office:value-type="float" office:value="41138">
            <text:p>$41,138</text:p>
          </table:table-cell>
          <table:table-cell office:value-type="float" office:value="41138">
            <text:p>41138</text:p>
          </table:table-cell>
          <table:table-cell table:number-columns-repeated="1020"/>
        </table:table-row>
        <table:table-row table:style-name="ro1">
          <table:table-cell office:value-type="string">
            <text:p>Washington County</text:p>
          </table:table-cell>
          <table:table-cell office:value-type="string">
            <text:p>Washington</text:p>
          </table:table-cell>
          <table:table-cell office:value-type="float" office:value="54407">
            <text:p>$54,407</text:p>
          </table:table-cell>
          <table:table-cell office:value-type="float" office:value="54407">
            <text:p>54407</text:p>
          </table:table-cell>
          <table:table-cell table:number-columns-repeated="1020"/>
        </table:table-row>
        <table:table-row table:style-name="ro1">
          <table:table-cell office:value-type="string">
            <text:p>Wayne County</text:p>
          </table:table-cell>
          <table:table-cell office:value-type="string">
            <text:p>Wayne</text:p>
          </table:table-cell>
          <table:table-cell office:value-type="float" office:value="41446">
            <text:p>$41,446</text:p>
          </table:table-cell>
          <table:table-cell office:value-type="float" office:value="41446">
            <text:p>41446</text:p>
          </table:table-cell>
          <table:table-cell table:number-columns-repeated="1020"/>
        </table:table-row>
        <table:table-row table:style-name="ro1">
          <table:table-cell office:value-type="string">
            <text:p>White County</text:p>
          </table:table-cell>
          <table:table-cell office:value-type="string">
            <text:p>White</text:p>
          </table:table-cell>
          <table:table-cell office:value-type="float" office:value="43151">
            <text:p>$43,151</text:p>
          </table:table-cell>
          <table:table-cell office:value-type="float" office:value="43151">
            <text:p>43151</text:p>
          </table:table-cell>
          <table:table-cell table:number-columns-repeated="1020"/>
        </table:table-row>
        <table:table-row table:style-name="ro1">
          <table:table-cell office:value-type="string">
            <text:p>Whiteside County</text:p>
          </table:table-cell>
          <table:table-cell office:value-type="string">
            <text:p>Whiteside</text:p>
          </table:table-cell>
          <table:table-cell office:value-type="float" office:value="46193">
            <text:p>$46,193</text:p>
          </table:table-cell>
          <table:table-cell office:value-type="float" office:value="46193">
            <text:p>46193</text:p>
          </table:table-cell>
          <table:table-cell table:number-columns-repeated="1020"/>
        </table:table-row>
        <table:table-row table:style-name="ro1">
          <table:table-cell office:value-type="string">
            <text:p>Will County</text:p>
          </table:table-cell>
          <table:table-cell office:value-type="string">
            <text:p>Will</text:p>
          </table:table-cell>
          <table:table-cell office:value-type="float" office:value="76352">
            <text:p>$76,352</text:p>
          </table:table-cell>
          <table:table-cell office:value-type="float" office:value="76352">
            <text:p>76352</text:p>
          </table:table-cell>
          <table:table-cell table:number-columns-repeated="1020"/>
        </table:table-row>
        <table:table-row table:style-name="ro1">
          <table:table-cell office:value-type="string">
            <text:p>Williamson County</text:p>
          </table:table-cell>
          <table:table-cell office:value-type="string">
            <text:p>Williamson</text:p>
          </table:table-cell>
          <table:table-cell office:value-type="float" office:value="41596">
            <text:p>$41,596</text:p>
          </table:table-cell>
          <table:table-cell office:value-type="float" office:value="41596">
            <text:p>41596</text:p>
          </table:table-cell>
          <table:table-cell table:number-columns-repeated="1020"/>
        </table:table-row>
        <table:table-row table:style-name="ro1">
          <table:table-cell office:value-type="string">
            <text:p>Winnebago County</text:p>
          </table:table-cell>
          <table:table-cell office:value-type="string">
            <text:p>Winnebago</text:p>
          </table:table-cell>
          <table:table-cell office:value-type="float" office:value="47573">
            <text:p>$47,573</text:p>
          </table:table-cell>
          <table:table-cell office:value-type="float" office:value="47573">
            <text:p>47573</text:p>
          </table:table-cell>
          <table:table-cell table:number-columns-repeated="1020"/>
        </table:table-row>
        <table:table-row table:style-name="ro1">
          <table:table-cell office:value-type="string">
            <text:p>Woodford County</text:p>
          </table:table-cell>
          <table:table-cell office:value-type="string">
            <text:p>Woodford</text:p>
          </table:table-cell>
          <table:table-cell office:value-type="float" office:value="68552">
            <text:p>$68,552</text:p>
          </table:table-cell>
          <table:table-cell office:value-type="float" office:value="68552">
            <text:p>68552</text:p>
          </table:table-cell>
          <table:table-cell table:number-columns-repeated="1020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5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5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number-style style:name="N116">
      <number:text>$</number:text>
      <number:number number:decimal-places="0" number:min-integer-digits="1" number:grouping="true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4">03/04/2014</text:date>, <text:time>09:50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04T09:50:41</dc:date>
    <dc:creator>Daily Herald</dc:creator>
    <meta:document-statistic meta:table-count="3" meta:cell-count="412" meta:object-count="0"/>
    <meta:generator>OpenOffice/4.0.1$Unix OpenOffice.org_project/401m5$Build-9714</meta:generator>
  </office:meta>
</office:document-meta>
</file>